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64000000645C1DE6EE58C2029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svg:font-family="Times"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ato Light" svg:font-family="'Lato Light'" style:font-adornments="C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Open Sans" svg:font-family="'Open Sans'" style:font-adornments="Normal" style:font-family-generic="swiss" style:font-pitch="variable"/>
    <style:font-face style:name="Liberation Sans1" svg:font-family="'Liberation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WenQuanYi Micro Hei" svg:font-family="'WenQuanYi Micro Hei'" style:font-family-generic="system" style:font-pitch="variable"/>
  </office:font-face-decls>
  <office:automatic-styles>
    <style:style style:name="Taula1" style:family="table">
      <style:table-properties style:width="17.101cm" style:rel-width="100%" fo:margin-left="0cm" fo:break-before="page" table:align="left"/>
    </style:style>
    <style:style style:name="Taula1.A" style:family="table-column">
      <style:table-column-properties style:column-width="2.699cm" style:rel-column-width="1530*"/>
    </style:style>
    <style:style style:name="Taula1.B" style:family="table-column">
      <style:table-column-properties style:column-width="5.794cm" style:rel-column-width="3285*"/>
    </style:style>
    <style:style style:name="Taula1.C" style:family="table-column">
      <style:table-column-properties style:column-width="4.419cm" style:rel-column-width="2505*"/>
    </style:style>
    <style:style style:name="Taula1.D" style:family="table-column">
      <style:table-column-properties style:column-width="2.275cm" style:rel-column-width="1290*"/>
    </style:style>
    <style:style style:name="Taula1.E" style:family="table-column">
      <style:table-column-properties style:column-width="1.914cm" style:rel-column-width="1085*"/>
    </style:style>
    <style:style style:name="Taula1.1" style:family="table-row">
      <style:table-row-properties style:min-row-height="1.614cm"/>
    </style:style>
    <style:style style:name="Taula1.A1" style:family="table-cell">
      <style:table-cell-properties style:vertical-align="middle" fo:background-color="#fff450" fo:padding="0.101cm" fo:border-left="0.25pt solid #808080" fo:border-right="none" fo:border-top="0.25pt solid #808080" fo:border-bottom="0.25pt solid #808080">
        <style:background-image/>
      </style:table-cell-properties>
    </style:style>
    <style:style style:name="Taula1.B1" style:family="table-cell">
      <style:table-cell-properties style:vertical-align="middle" fo:padding="0.101cm" fo:border-left="0.25pt solid #808080" fo:border-right="none" fo:border-top="0.25pt solid #808080" fo:border-bottom="0.25pt solid #808080"/>
    </style:style>
    <style:style style:name="Taula1.D1" style:family="table-cell">
      <style:table-cell-properties style:vertical-align="middle" fo:padding="0.101cm" fo:border="0.25pt solid #808080"/>
    </style:style>
    <style:style style:name="Taula1.2" style:family="table-row">
      <style:table-row-properties style:min-row-height="0.933cm"/>
    </style:style>
    <style:style style:name="Taula1.A2" style:family="table-cell">
      <style:table-cell-properties style:vertical-align="middle" fo:background-color="#fff450" fo:padding="0.101cm" fo:border-left="0.25pt solid #808080" fo:border-right="none" fo:border-top="none" fo:border-bottom="0.25pt solid #808080">
        <style:background-image/>
      </style:table-cell-properties>
    </style:style>
    <style:style style:name="Taula1.E2" style:family="table-cell">
      <style:table-cell-properties style:vertical-align="middle" fo:background-color="#fff450" fo:padding="0.101cm" fo:border-left="0.25pt solid #808080" fo:border-right="0.25pt solid #808080" fo:border-top="none" fo:border-bottom="0.25pt solid #808080">
        <style:background-image/>
      </style:table-cell-properties>
    </style:style>
    <style:style style:name="Taula1.A3" style:family="table-cell">
      <style:table-cell-properties style:vertical-align="middle" fo:background-color="transparent" fo:padding="0.101cm" fo:border-left="0.25pt solid #808080" fo:border-right="none" fo:border-top="none" fo:border-bottom="0.25pt solid #808080">
        <style:background-image/>
      </style:table-cell-properties>
    </style:style>
    <style:style style:name="Taula1.D3" style:family="table-cell">
      <style:table-cell-properties style:vertical-align="middle" fo:background-color="transparent" fo:padding="0.101cm" fo:border-left="0.25pt solid #808080" fo:border-right="0.25pt solid #808080" fo:border-top="none" fo:border-bottom="0.25pt solid #808080">
        <style:background-image/>
      </style:table-cell-properties>
    </style:style>
    <style:style style:name="P1" style:family="paragraph" style:parent-style-name="Header">
      <style:paragraph-properties fo:margin-left="1.3cm" fo:margin-right="0cm" fo:text-indent="0cm" style:auto-text-indent="false" text:number-lines="false" text:line-number="0">
        <style:tab-stops>
          <style:tab-stop style:position="8.751cm" style:type="center"/>
          <style:tab-stop style:position="17.501cm" style:type="right"/>
        </style:tab-stops>
      </style:paragraph-properties>
    </style:style>
    <style:style style:name="P2" style:family="paragraph" style:parent-style-name="Header">
      <style:paragraph-properties fo:text-align="end" style:justify-single-word="false"/>
      <style:text-properties fo:font-weight="bold" officeooo:paragraph-rsid="0083d41d" style:font-weight-asian="bold" style:font-weight-complex="bold"/>
    </style:style>
    <style:style style:name="P3" style:family="paragraph" style:parent-style-name="Header">
      <style:text-properties fo:font-size="6pt" fo:font-weight="bold" style:font-size-asian="5.25pt" style:font-weight-asian="bold" style:font-size-complex="6pt" style:font-weight-complex="bold"/>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text-properties fo:font-variant="normal" fo:text-transform="none" fo:font-size="8pt" fo:font-weight="bold" officeooo:rsid="00876204" officeooo:paragraph-rsid="012c0af6" fo:background-color="transparent" style:font-size-asian="8pt" style:font-weight-asian="bold" style:font-size-complex="8pt" style:font-weight-complex="bold"/>
    </style:style>
    <style:style style:name="P6" style:family="paragraph" style:parent-style-name="Table_20_Heading">
      <style:paragraph-properties fo:text-align="center" style:justify-single-word="false"/>
      <style:text-properties fo:font-variant="normal" fo:text-transform="none" fo:font-size="12pt" fo:font-weight="bold" officeooo:rsid="00348e74" officeooo:paragraph-rsid="012c0af6" style:font-size-asian="12pt" style:font-weight-asian="bold" style:font-size-complex="12pt" style:font-weight-complex="bold"/>
    </style:style>
    <style:style style:name="P7" style:family="paragraph" style:parent-style-name="Table_20_Heading">
      <style:paragraph-properties fo:text-align="center" style:justify-single-word="false"/>
      <style:text-properties officeooo:rsid="012daee0" fo:background-color="transparent"/>
    </style:style>
    <style:style style:name="P8" style:family="paragraph" style:parent-style-name="Table_20_Heading">
      <style:paragraph-properties fo:margin-top="0.15cm" fo:margin-bottom="0cm" loext:contextual-spacing="false" fo:text-align="center" style:justify-single-word="false"/>
      <style:text-properties fo:font-size="8pt" style:font-size-asian="8pt" style:font-size-complex="8pt"/>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13142a8" officeooo:paragraph-rsid="013142a8" fo:background-color="transparent"/>
    </style:style>
    <style:style style:name="P11" style:family="paragraph" style:parent-style-name="Standard">
      <style:text-properties fo:font-weight="bold" officeooo:rsid="01387ef9" officeooo:paragraph-rsid="01387ef9" fo:background-color="transparent" style:font-weight-asian="bold"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officeooo:paragraph-rsid="0147c044" fo:background-color="transparent"/>
    </style:style>
    <style:style style:name="P14" style:family="paragraph" style:parent-style-name="Standard">
      <style:text-properties officeooo:rsid="014f96c3" officeooo:paragraph-rsid="014f96c3" fo:background-color="transparent"/>
    </style:style>
    <style:style style:name="P15" style:family="paragraph" style:parent-style-name="Standard">
      <style:text-properties style:font-name="Arial" fo:font-size="12pt" officeooo:rsid="0136b636" officeooo:paragraph-rsid="0148ec04" fo:background-color="transparent" style:font-size-asian="12pt" style:font-size-complex="12pt"/>
    </style:style>
    <style:style style:name="P16" style:family="paragraph" style:parent-style-name="Standard">
      <style:text-properties style:font-name="Arial" fo:font-size="12pt" officeooo:rsid="01489af7" officeooo:paragraph-rsid="014f96c3" fo:background-color="transparent" style:font-size-asian="12pt" style:font-size-complex="12pt"/>
    </style:style>
    <style:style style:name="P17" style:family="paragraph" style:parent-style-name="Standard">
      <style:text-properties style:font-name="Arial" fo:font-size="12pt" fo:font-weight="normal" officeooo:rsid="0136b636" officeooo:paragraph-rsid="014fe6b5" fo:background-color="transparent" style:font-size-asian="12pt" style:font-weight-asian="normal" style:font-size-complex="12pt" style:font-weight-complex="normal"/>
    </style:style>
    <style:style style:name="P18" style:family="paragraph" style:parent-style-name="Standard">
      <style:text-properties style:font-name="Arial" fo:font-size="12pt" fo:font-weight="bold" officeooo:rsid="0136b636" officeooo:paragraph-rsid="014fe6b5" fo:background-color="transparent" style:font-size-asian="12pt" style:font-weight-asian="bold" style:font-size-complex="12pt" style:font-weight-complex="bold"/>
    </style:style>
    <style:style style:name="P19" style:family="paragraph" style:parent-style-name="Standard">
      <style:text-properties officeooo:paragraph-rsid="014fe6b5"/>
    </style:style>
    <style:style style:name="P20" style:family="paragraph" style:parent-style-name="Standard" style:master-page-name="Standard">
      <style:paragraph-properties fo:text-align="end" style:justify-single-word="false" style:page-number="auto"/>
      <style:text-properties fo:font-size="10pt" fo:language="zxx" fo:country="none" officeooo:rsid="0083d41d" officeooo:paragraph-rsid="0083d41d" style:font-size-asian="10pt" style:language-asian="zxx" style:country-asian="none" style:font-size-complex="10pt"/>
    </style:style>
    <style:style style:name="P21" style:family="paragraph" style:parent-style-name="Standard" style:list-style-name="L1">
      <style:text-properties officeooo:rsid="012daee0" officeooo:paragraph-rsid="00e018f0" fo:background-color="transparent"/>
    </style:style>
    <style:style style:name="P22" style:family="paragraph" style:parent-style-name="Standard" style:list-style-name="L2">
      <style:text-properties officeooo:rsid="01039538" officeooo:paragraph-rsid="010c877d" fo:background-color="transparent"/>
    </style:style>
    <style:style style:name="P23" style:family="paragraph" style:parent-style-name="Standard" style:list-style-name="L5">
      <style:text-properties fo:background-color="transparent"/>
    </style:style>
    <style:style style:name="P24" style:family="paragraph" style:parent-style-name="Standard" style:list-style-name="L3">
      <style:paragraph-properties fo:text-align="justify" style:justify-single-word="false"/>
      <style:text-properties style:font-name="Arial" fo:font-weight="normal" officeooo:rsid="00fc9aa1" officeooo:paragraph-rsid="010c877d" fo:background-color="transparent" style:font-weight-asian="normal" style:font-weight-complex="normal"/>
    </style:style>
    <style:style style:name="P25" style:family="paragraph" style:parent-style-name="Standard" style:list-style-name="L3">
      <style:paragraph-properties fo:text-align="justify" style:justify-single-word="false"/>
      <style:text-properties style:font-name="Arial" fo:font-weight="normal" officeooo:rsid="0151e19e" officeooo:paragraph-rsid="0151e19e" fo:background-color="#ffff00" style:font-weight-asian="normal" style:font-weight-complex="normal"/>
    </style:style>
    <style:style style:name="P26" style:family="paragraph" style:parent-style-name="Standard" style:list-style-name="L2">
      <style:paragraph-properties fo:text-align="justify" style:justify-single-word="false"/>
      <style:text-properties style:font-name="Arial" fo:font-weight="normal" officeooo:rsid="0152bca2" officeooo:paragraph-rsid="0152bca2" fo:background-color="#ffff00" style:font-weight-asian="normal" style:font-weight-complex="normal"/>
    </style:style>
    <style:style style:name="P27" style:family="paragraph" style:parent-style-name="Standard" style:list-style-name="L3">
      <style:paragraph-properties fo:text-align="justify" style:justify-single-word="false"/>
      <style:text-properties style:font-name="Arial" fo:font-weight="normal" officeooo:rsid="0152bca2" officeooo:paragraph-rsid="0152bca2" fo:background-color="#ffff00" style:font-weight-asian="normal" style:font-weight-complex="normal"/>
    </style:style>
    <style:style style:name="P28" style:family="paragraph" style:parent-style-name="Standard">
      <style:text-properties style:font-name="Arial" fo:font-size="12pt" officeooo:rsid="014f96c3" officeooo:paragraph-rsid="014f96c3" fo:background-color="transparent" style:font-size-asian="12pt" style:font-size-complex="12pt"/>
    </style:style>
    <style:style style:name="P29" style:family="paragraph" style:parent-style-name="Standard" style:list-style-name="L4">
      <style:text-properties style:font-name="Arial" fo:font-size="12pt" fo:font-weight="normal" officeooo:rsid="00b623e0" officeooo:paragraph-rsid="00ea0717" fo:background-color="transparent" style:font-size-asian="12pt" style:font-weight-asian="normal" style:font-size-complex="12pt" style:font-weight-complex="normal"/>
    </style:style>
    <style:style style:name="P30" style:family="paragraph" style:parent-style-name="Standard" style:list-style-name="L4">
      <style:text-properties style:font-name="Arial" fo:font-size="12pt" fo:font-weight="normal" officeooo:rsid="00188702" officeooo:paragraph-rsid="00ea0717" fo:background-color="transparent" style:font-size-asian="12pt" style:font-weight-asian="normal" style:font-size-complex="12pt" style:font-weight-complex="normal"/>
    </style:style>
    <style:style style:name="P31" style:family="paragraph" style:parent-style-name="Standard">
      <style:text-properties officeooo:paragraph-rsid="014fe6b5"/>
    </style:style>
    <style:style style:name="P32" style:family="paragraph" style:parent-style-name="Standard">
      <style:text-properties officeooo:paragraph-rsid="0153c46c"/>
    </style:style>
    <style:style style:name="P33" style:family="paragraph" style:parent-style-name="Standard">
      <style:paragraph-properties fo:break-before="page"/>
    </style:style>
    <style:style style:name="P34" style:family="paragraph" style:parent-style-name="Heading_20_1">
      <style:text-properties fo:background-color="transparent"/>
    </style:style>
    <style:style style:name="P35" style:family="paragraph" style:parent-style-name="Heading_20_1">
      <style:text-properties officeooo:paragraph-rsid="010c877d" fo:background-color="transparent"/>
    </style:style>
    <style:style style:name="P36" style:family="paragraph" style:parent-style-name="Heading_20_1">
      <style:text-properties officeooo:paragraph-rsid="00ea0717" fo:background-color="transparent"/>
    </style:style>
    <style:style style:name="P37" style:family="paragraph" style:parent-style-name="Heading_20_1">
      <style:text-properties style:font-name="arial" fo:font-size="12pt" fo:font-weight="bold" officeooo:paragraph-rsid="010c877d" fo:background-color="transparent" style:font-name-asian="WenQuanYi Micro Hei" style:font-size-asian="12pt" style:font-weight-asian="bold" style:font-name-complex="Lohit Hindi" style:font-size-complex="12pt" style:font-weight-complex="bold"/>
    </style:style>
    <style:style style:name="P38" style:family="paragraph" style:parent-style-name="Heading_20_1">
      <style:text-properties style:font-name="arial" fo:font-size="12pt" fo:font-weight="bold" officeooo:rsid="00e018f0" officeooo:paragraph-rsid="00e018f0" fo:background-color="transparent" style:font-name-asian="WenQuanYi Micro Hei" style:font-size-asian="12pt" style:font-weight-asian="bold" style:font-name-complex="Lohit Hindi" style:font-size-complex="12pt" style:font-weight-complex="bold"/>
    </style:style>
    <style:style style:name="P39" style:family="paragraph" style:parent-style-name="Heading_20_1">
      <style:paragraph-properties fo:padding="0.074cm" fo:border-left="none" fo:border-right="none" fo:border-top="none" fo:border-bottom="0.06pt solid #000000" style:join-border="false"/>
      <style:text-properties style:font-name="arial" fo:font-size="12pt" style:text-underline-style="none" fo:font-weight="bold" officeooo:rsid="000b347f" officeooo:paragraph-rsid="00ea0717" fo:background-color="transparent" style:font-name-asian="WenQuanYi Micro Hei" style:font-size-asian="12pt" style:font-weight-asian="bold" style:font-name-complex="Lohit Hindi" style:font-size-complex="12pt" style:font-weight-complex="bold"/>
    </style:style>
    <style:style style:name="T1" style:family="text">
      <style:text-properties officeooo:rsid="0083d41d"/>
    </style:style>
    <style:style style:name="T2" style:family="text">
      <style:text-properties fo:font-weight="bold" style:font-weight-asian="bold" style:font-weight-complex="bold"/>
    </style:style>
    <style:style style:name="T3" style:family="text">
      <style:text-properties fo:font-weight="bold" officeooo:rsid="014fe6b5" style:font-weight-asian="bold" style:font-weight-complex="bold"/>
    </style:style>
    <style:style style:name="T4" style:family="text">
      <style:text-properties style:font-name="arial" fo:font-size="12pt" fo:font-weight="bold" style:font-name-asian="WenQuanYi Micro Hei" style:font-size-asian="12pt" style:font-weight-asian="bold" style:font-name-complex="Lohit Hindi" style:font-size-complex="12pt" style:font-weight-complex="bold"/>
    </style:style>
    <style:style style:name="T5" style:family="text">
      <style:text-properties style:font-name="arial" fo:font-size="12pt" fo:font-weight="bold" officeooo:rsid="00aa9481" style:font-name-asian="WenQuanYi Micro Hei" style:font-size-asian="12pt" style:font-weight-asian="bold" style:font-name-complex="Lohit Hindi" style:font-size-complex="12pt" style:font-weight-complex="bold"/>
    </style:style>
    <style:style style:name="T6" style:family="text">
      <style:text-properties style:font-name="arial" fo:font-size="12pt" fo:font-weight="bold" officeooo:rsid="000b347f" style:font-name-asian="WenQuanYi Micro Hei" style:font-size-asian="12pt" style:font-weight-asian="bold" style:font-name-complex="Lohit Hindi" style:font-size-complex="12pt" style:font-weight-complex="bold"/>
    </style:style>
    <style:style style:name="T7" style:family="text">
      <style:text-properties style:font-name="arial" fo:font-size="12pt" style:font-name-asian="WenQuanYi Micro Hei" style:font-size-asian="12pt" style:font-name-complex="Lohit Hindi" style:font-size-complex="12pt"/>
    </style:style>
    <style:style style:name="T8" style:family="text">
      <style:text-properties style:font-name="arial" fo:font-size="12pt" officeooo:rsid="01048cda" style:font-name-asian="WenQuanYi Micro Hei" style:font-size-asian="12pt" style:font-name-complex="Lohit Hindi" style:font-size-complex="12pt"/>
    </style:style>
    <style:style style:name="T9" style:family="text">
      <style:text-properties officeooo:rsid="008ecdf5"/>
    </style:style>
    <style:style style:name="T10" style:family="text">
      <style:text-properties officeooo:rsid="008ef070"/>
    </style:style>
    <style:style style:name="T11" style:family="text">
      <style:text-properties officeooo:rsid="00907075"/>
    </style:style>
    <style:style style:name="T12" style:family="text">
      <style:text-properties officeooo:rsid="00a5e52f"/>
    </style:style>
    <style:style style:name="T13" style:family="text">
      <style:text-properties officeooo:rsid="00b623e0"/>
    </style:style>
    <style:style style:name="T14" style:family="text">
      <style:text-properties officeooo:rsid="00e30359"/>
    </style:style>
    <style:style style:name="T15" style:family="text">
      <style:text-properties officeooo:rsid="0100b828"/>
    </style:style>
    <style:style style:name="T16" style:family="text">
      <style:text-properties officeooo:rsid="010871cb"/>
    </style:style>
    <style:style style:name="T17" style:family="text">
      <style:text-properties fo:font-weight="normal" style:font-weight-asian="normal" style:font-weight-complex="normal"/>
    </style:style>
    <style:style style:name="T18" style:family="text">
      <style:text-properties fo:font-weight="normal" officeooo:rsid="014bc5ab" style:font-weight-asian="normal" style:font-weight-complex="normal"/>
    </style:style>
    <style:style style:name="T19" style:family="text">
      <style:text-properties style:font-name="Arial" fo:font-size="12pt" style:font-size-asian="12pt" style:font-size-complex="12pt"/>
    </style:style>
    <style:style style:name="T20" style:family="text">
      <style:text-properties style:font-name="Arial" fo:font-size="12pt" officeooo:rsid="0134e6f5" style:font-size-asian="12pt" style:font-size-complex="12pt"/>
    </style:style>
    <style:style style:name="T21" style:family="text">
      <style:text-properties style:font-name="Arial" fo:font-size="12pt" officeooo:rsid="013142a8" style:font-size-asian="12pt" style:font-size-complex="12pt"/>
    </style:style>
    <style:style style:name="T22" style:family="text">
      <style:text-properties style:font-name="Arial" fo:font-size="12pt" officeooo:rsid="00e394ee" style:font-size-asian="12pt" style:font-size-complex="12pt"/>
    </style:style>
    <style:style style:name="T23" style:family="text">
      <style:text-properties style:font-name="Arial" fo:font-size="12pt" officeooo:rsid="0148ec04" style:font-size-asian="12pt" style:font-size-complex="12pt"/>
    </style:style>
    <style:style style:name="T24" style:family="text">
      <style:text-properties style:font-name="Arial" fo:font-size="12pt" officeooo:rsid="014f96c3" style:font-size-asian="12pt" style:font-size-complex="12pt"/>
    </style:style>
    <style:style style:name="T25" style:family="text">
      <style:text-properties officeooo:rsid="012fa54f"/>
    </style:style>
    <style:style style:name="T26" style:family="text">
      <style:text-properties officeooo:rsid="013ba52b"/>
    </style:style>
    <style:style style:name="T27" style:family="text">
      <style:text-properties officeooo:rsid="013fd08d"/>
    </style:style>
    <style:style style:name="T28" style:family="text">
      <style:text-properties officeooo:rsid="014a094b"/>
    </style:style>
    <style:style style:name="T29" style:family="text">
      <style:text-properties officeooo:rsid="014adb50"/>
    </style:style>
    <style:style style:name="T30" style:family="text">
      <style:text-properties style:font-name="Courier New" fo:font-size="12pt" style:font-size-asian="12pt" style:font-size-complex="12pt"/>
    </style:style>
    <style:style style:name="T31" style:family="text">
      <style:text-properties style:font-name="Courier New" fo:font-size="12pt" officeooo:rsid="014f96c3" style:font-size-asian="12pt" style:font-size-complex="12pt"/>
    </style:style>
    <style:style style:name="T32" style:family="text">
      <style:text-properties officeooo:rsid="014fe6b5"/>
    </style:style>
    <style:style style:name="T33" style:family="text">
      <style:text-properties officeooo:rsid="0152bca2"/>
    </style:style>
    <style:style style:name="T34" style:family="text">
      <style:text-properties fo:font-size="12pt" fo:background-color="transparent" loext:char-shading-value="0" style:font-name-asian="WenQuanYi Micro Hei" style:font-size-asian="12pt" style:font-name-complex="Lohit Hindi" style:font-size-complex="12pt"/>
    </style:style>
    <style:style style:name="T35" style:family="text">
      <style:text-properties fo:font-size="12pt" officeooo:rsid="00e30359" fo:background-color="transparent" loext:char-shading-value="0" style:font-name-asian="WenQuanYi Micro Hei" style:font-size-asian="12pt" style:font-name-complex="Lohit Hindi" style:font-size-complex="12pt"/>
    </style:style>
    <style:style style:name="T36" style:family="text">
      <style:text-properties fo:font-size="12pt" style:font-name-asian="WenQuanYi Micro Hei" style:font-size-asian="12pt" style:font-name-complex="Lohit Hindi" style:font-size-complex="12pt"/>
    </style:style>
    <style:style style:name="T37" style:family="text">
      <style:text-properties fo:font-size="12pt" officeooo:rsid="00e30359" style:font-name-asian="WenQuanYi Micro Hei" style:font-size-asian="12pt" style:font-name-complex="Lohit Hindi" style:font-size-complex="12pt"/>
    </style:style>
    <style:style style:name="T38" style:family="text">
      <style:text-properties officeooo:rsid="0153c46c"/>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ula1" table:style-name="Taula1">
        <table:table-column table:style-name="Taula1.A"/>
        <table:table-column table:style-name="Taula1.B"/>
        <table:table-column table:style-name="Taula1.C"/>
        <table:table-column table:style-name="Taula1.D"/>
        <table:table-column table:style-name="Taula1.E"/>
        <table:table-row table:style-name="Taula1.1">
          <table:table-cell table:style-name="Taula1.A1" office:value-type="string">
            <text:p text:style-name="P4"><text:span text:style-name="T12">A5</text:span>.<text:span text:style-name="T25">33</text:span></text:p>
          </table:table-cell>
          <table:table-cell table:style-name="Taula1.B1" office:value-type="string">
            <text:p text:style-name="P4">M0<text:span text:style-name="T11">8</text:span> – <text:span text:style-name="T11">APLICACIONS WEB</text:span></text:p>
            <text:p text:style-name="P8">PROFESSOR: <text:span text:style-name="T1">bernat lluch</text:span></text:p>
          </table:table-cell>
          <table:table-cell table:style-name="Taula1.A1" office:value-type="string">
            <text:p text:style-name="P6">UF<text:span text:style-name="T14">5</text:span></text:p>
            <text:p text:style-name="P5">NF<text:span text:style-name="T15">2</text:span>-RA<text:span text:style-name="T16">10a, c<text:line-break/></text:span>NF<text:span text:style-name="T15">2</text:span>-RA<text:span text:style-name="T16">11c, d, e<text:line-break/></text:span>NF<text:span text:style-name="T15">2</text:span>-RA<text:span text:style-name="T16">12a, b, c, d<text:line-break/>NF2-RA13a, b</text:span></text:p>
          </table:table-cell>
          <table:table-cell table:style-name="Taula1.D1" table:number-columns-spanned="2" office:value-type="string">
            <text:p text:style-name="P9"/>
          </table:table-cell>
          <table:covered-table-cell/>
        </table:table-row>
        <table:table-row table:style-name="Taula1.2">
          <table:table-cell table:style-name="Taula1.A2" table:number-columns-spanned="4" office:value-type="string">
            <text:p text:style-name="P10">Un <text:span text:style-name="T27">SITE sencera <text:s/>i responsive</text:span></text:p>
          </table:table-cell>
          <table:covered-table-cell/>
          <table:covered-table-cell/>
          <table:covered-table-cell/>
          <table:table-cell table:style-name="Taula1.E2" office:value-type="string">
            <text:p text:style-name="P7"><text:span text:style-name="T28">5</text:span>h</text:p>
          </table:table-cell>
        </table:table-row>
        <table:table-row table:style-name="Taula1.2">
          <table:table-cell table:style-name="Taula1.A3" table:number-columns-spanned="3" office:value-type="string">
            <text:p text:style-name="Table_20_Heading"><text:span text:style-name="T2">Nom</text:span>:</text:p>
          </table:table-cell>
          <table:covered-table-cell/>
          <table:covered-table-cell/>
          <table:table-cell table:style-name="Taula1.D3" table:number-columns-spanned="2" office:value-type="string">
            <text:p text:style-name="Table_20_Heading">Grup:</text:p>
          </table:table-cell>
          <table:covered-table-cell/>
        </table:table-row>
      </table:table>
      <text:h text:style-name="P34" text:outline-level="1">OBJECTIU</text:h>
      <text:list xml:id="list1878777782" text:style-name="L1">
        <text:list-item>
          <text:p text:style-name="P21"><text:span text:style-name="T29">Simulacre de refer</text:span> una <text:span text:style-name="T26">site (conjunt de pàgines </text:span>web<text:span text:style-name="T29">)</text:span> <text:span text:style-name="T29">d’arquitectura per actualitzar-la als estàndars d’HTML5.</text:span></text:p>
        </text:list-item>
      </text:list>
      <text:h text:style-name="P35" text:outline-level="1"><text:span text:style-name="T5">I</text:span><text:span text:style-name="T4">NSTRUCCIONS / ENUNCIAT</text:span></text:h>
      <text:list xml:id="list1850658079" text:style-name="L2">
        <text:list-item>
          <text:p text:style-name="P22"><text:span text:style-name="T18">Adequar la site de l’apartat </text:span><text:span text:style-name="T17">EXERCICI</text:span></text:p>
        </text:list-item>
        <text:list-item>
          <text:p text:style-name="P26"><text:span text:style-name="T7">Aquesta activitat cal que la facis juntament amb un company/a teva, us organitzeu els temps, tasques a fer, etc. i treballareu al GitHub.</text:span></text:p>
        </text:list-item>
      </text:list>
      <text:h text:style-name="P37" text:outline-level="1">PREPARACIÓ</text:h>
      <text:list xml:id="list1922950690" text:style-name="L3">
        <text:list-item>
          <text:p text:style-name="P24"><text:span text:style-name="T7">Disposar de connexió a internet i un editor de text </text:span><text:span text:style-name="T8">tipus visual studio code o similar</text:span><text:span text:style-name="T7">.</text:span></text:p>
        </text:list-item>
        <text:list-item>
          <text:p text:style-name="P25"><text:span text:style-name="T7">Disposar d’un compte al GitHub</text:span></text:p>
        </text:list-item>
        <text:list-item>
          <text:p text:style-name="P27"><text:span text:style-name="T7">Creeu un repositori que caldrà compartir amb mi i anomenar-lo: <text:s/></text:span><text:span text:style-name="T37">CSSarquitecte</text:span><text:span text:style-name="T36">XX (on les X són les inicials del nom de cada component del grup) i caldrà que tingui les carpetes, etc. que s’indiquen a l’exercici.</text:span></text:p>
        </text:list-item>
      </text:list>
      <text:h text:style-name="P38" text:outline-level="1">EXERCICI</text:h>
      <text:p text:style-name="P14"><text:span text:style-name="T22">S</text:span><text:span text:style-name="T19">e suposa que </text:span><text:a xlink:type="simple" xlink:href="http://www.fw-arquitectes.com/" text:style-name="Internet_20_link" text:visited-style-name="Visited_20_Internet_20_Link"><text:span text:style-name="T19">http://www.fw-arquitectes.com/</text:span></text:a><text:span text:style-name="T19"> ens ha encomanat refer tota la seva site perquè la va fer el seu "primo informático" però sembla ser que, en no acabar el cicle, va fer el que va poder.</text:span></text:p>
      <text:p text:style-name="P14"><text:span text:style-name="T19">Només caldrà que refem les 7 pàgines que hi ha a la carpeta </text:span><text:span text:style-name="T30">img</text:span><text:span text:style-name="T19">.</text:span></text:p>
      <text:p text:style-name="P28">Per fer-ho, caldrà que tot plegat tingui coerència, utilitzi els estils justos i necessaris i que tingui l’aspecte minimalista que suposo que se li volia donar.</text:p>
      <text:p text:style-name="P28"/>
      <text:p text:style-name="P13"><text:span text:style-name="T22">1. </text:span><text:span text:style-name="T20">Re</text:span><text:span text:style-name="T24">fés les pàgines web que es troben a la carpeta </text:span><text:span text:style-name="T31">img</text:span><text:span text:style-name="T24"> segons els requeriments indicats per tal que quedi correctament feta segons estàndars HTML5.</text:span></text:p>
      <text:p text:style-name="P16"/>
      <text:p text:style-name="P11"><text:span text:style-name="T20">E</text:span><text:span text:style-name="T19">ls requeriments </text:span><text:span text:style-name="T23">generals </text:span><text:span text:style-name="T19">són:</text:span></text:p>
      <text:p text:style-name="Standard"><text:span text:style-name="T21">- L</text:span><text:span text:style-name="T19">es imatges </text:span><text:span text:style-name="T24">s’han d’obtenir de la pròpia pàgina web de l’arquitecte (http://www.fw-arquitectes.com)</text:span><text:span text:style-name="T19">.</text:span></text:p>
      <text:p text:style-name="Standard">- No pots utilitzar taules.</text:p>
      <text:p text:style-name="Standard">- Cada cosa ha d’anar al seu lloc (head, body, footer, etc.) i cada característica del css que calgui comentar, ha d’anar comentat.</text:p>
      <text:p text:style-name="P19">- Totes les imatges que us descarregueu han de quedar inequívocament anomenades. Per tant, la del fons de la pàgina es dirà "fons.png", la de l'home arquitecte "elarquitecte.png" el de la dona "laarquitecta.png", etc.</text:p>
      <text:p text:style-name="P19"><text:soft-page-break/>- Tipus de font: Swis721 Ex BT</text:p>
      <text:p text:style-name="P19">- Totes les pàgines han de ser responsive i mobile friendly. És a dir, quan "aixafo" la pàgina, cada div es posa sota de l'altre, <text:span text:style-name="T32">etc</text:span>.</text:p>
      <text:p text:style-name="Standard">- Estructura de carpetes:</text:p>
      <text:p text:style-name="Standard">** <text:span text:style-name="T32">Tot i que vosaltres només les fareu en català, ha d’haver-hi l’estructura muntada</text:span></text:p>
      <text:p text:style-name="Standard"/>
      <text:p text:style-name="Standard">/<text:span text:style-name="T33">CSSArquitecteXX</text:span></text:p>
      <text:p text:style-name="Standard">-- index.htm (en català)</text:p>
      <text:p text:style-name="Standard">-- /css/styles.css</text:p>
      <text:p text:style-name="Standard">-- /img/totes les imatges del projecte</text:p>
      <text:p text:style-name="Standard">-- /js/</text:p>
      <text:p text:style-name="Standard">-- /estudi/estudi.htm</text:p>
      <text:p text:style-name="Standard">-- /serveis/serveis.htm</text:p>
      <text:p text:style-name="Standard">-- /projectes/projectes.htm</text:p>
      <text:p text:style-name="Standard">-- /contacte/contacte.htm</text:p>
      <text:p text:style-name="Standard"/>
      <text:p text:style-name="Standard">-- /espanol</text:p>
      <text:p text:style-name="Standard">------ /index.htm</text:p>
      <text:p text:style-name="Standard">------ /estudi/estudi.htm</text:p>
      <text:p text:style-name="Standard">------ /serveis/serveis.htm</text:p>
      <text:p text:style-name="Standard">------ /projectes/projectes.htm</text:p>
      <text:p text:style-name="Standard">------ /contacte/contacte.htm</text:p>
      <text:p text:style-name="Standard"/>
      <text:p text:style-name="Standard">-- /deutsch</text:p>
      <text:p text:style-name="Standard">------ /index.htm</text:p>
      <text:p text:style-name="Standard">------ /estudi/estudi.htm</text:p>
      <text:p text:style-name="Standard">------ /serveis/serveis.htm</text:p>
      <text:p text:style-name="Standard">------ /projectes/projectes.htm</text:p>
      <text:p text:style-name="Standard">------ /contacte/contacte.htm</text:p>
      <text:p text:style-name="Standard"/>
      <text:p text:style-name="P12">PÀGINA index.htm (INICI):</text:p>
      <text:p text:style-name="Standard">- Ha de quedar igual que l'original però amb els detalls de maquetació de la imatge "index.png". <text:span text:style-name="T32">Vull dir que et fixis bé on caldria ajustar els elements en funció d’on he posat les línies guia de color vermell. Només és per orientar-te en com s’han d’ajustar.</text:span> </text:p>
      <text:p text:style-name="Standard">- Títol: index</text:p>
      <text:p text:style-name="P32">- Carpeta: <text:span text:style-name="T33">CSSArquitecteXX</text:span></text:p>
      <text:p text:style-name="Standard">- Els enllaços: </text:p>
      <text:p text:style-name="Standard"><text:tab/>A:link { font-size: 15px }</text:p>
      <text:p text:style-name="Standard"><text:tab/>A:visited { font-size: 15px }</text:p>
      <text:p text:style-name="Standard"><text:tab/>A:hover { font-size: 16px }</text:p>
      <text:p text:style-name="Standard">és a dir, quan es passi per sobre o se seleccionin, semblarà que la font "creixi"</text:p>
      <text:p text:style-name="Standard">- Logo de facebook amb fons transparent i enllaç al facebook de l'alumne (o de l'institut)</text:p>
      <text:p text:style-name="Standard">- Els enllaços dels llenguatges, enllaçaran a la mateixa pàgina però que es trobarà a la carpeta d'idioma corresponent, és a dir, si selecciono "español", anirià a la carpeta http://www.arquitectes.com/espanol/index.html on index.html serà la mateixa pàgina però en castellà. <text:span text:style-name="T32">(aquesta pàgina i les demés d’idiomes, no cal fer-les, només cal copiar la que tinguis feta en català i representarà que és en un altre idioma)</text:span></text:p>
      <text:p text:style-name="P33"/>
      <text:p text:style-name="Standard">- ESTUDI enllaçarà a la pàgina "estudi.htm"</text:p>
      <text:p text:style-name="Standard"/>
      <text:p text:style-name="P12">PÀGINA estudi.htm (ESTUDI):</text:p>
      <text:p text:style-name="Standard">- Ha de quedar igual que l’original però amb els detalls i/o maquetació indicats a la imatge "estudi.png"</text:p>
      <text:p text:style-name="P15">- Títol: estudi</text:p>
      <text:p text:style-name="P15">- Carpeta: /estudi/estudi.htm</text:p>
      <text:p text:style-name="P15"/>
      <text:p text:style-name="P18">PÀGINA <text:span text:style-name="T32">contacte</text:span>.htm (<text:span text:style-name="T32">CONTACTE</text:span>):</text:p>
      <text:p text:style-name="P17">- <text:span text:style-name="T32">Haurà de tenir les dades de l’institut (la localització del mapa també) i el vostre correu.</text:span></text:p>
      <text:p text:style-name="P17"/>
      <text:p text:style-name="P18">PÀGINA <text:span text:style-name="T32">casa-de-pagès</text:span>.htm:</text:p>
      <text:p text:style-name="P17">- <text:span text:style-name="T32">Caldrà que hi hagi un "slice" a la dreta per poder anar veient les imatges d’una en una </text:span><text:span text:style-name="T3">sense que passin automàticament</text:span><text:span text:style-name="T32">. Cerqueu el codi i copy/paste sense gaires contemplacions.</text:span></text:p>
      <text:p text:style-name="P17"/>
      <text:h text:style-name="P36" text:outline-level="1"><text:span text:style-name="T6">LLIURAMENT</text:span><text:span text:style-name="T4"> </text:span></text:h>
      <text:list xml:id="list812685275" text:style-name="L4">
        <text:list-item>
          <text:p text:style-name="P29"><text:span text:style-name="T38">A part del repositori del GitHub que m’haureu de compartir, heu</text:span> de guardar <text:span text:style-name="T14">la pàgina web amb el nom index.htm i tota l’estructura de carpetes, etc. segons l’indicat a l’EXERCICI i dins d’un zip (CSSarquitecte_acognom.zip) i aquest zip sí que l’heu de penjar al moodle.</text:span></text:p>
        </text:list-item>
        <text:list-item>
          <text:p text:style-name="P30"><text:span text:style-name="T13">En cas que</text:span> el nom de l'arxiu <text:span text:style-name="T13">sigui</text:span> incorrecte es qualificarà l'exercici amb un 1.</text:p>
        </text:list-item>
      </text:list>
      <text:h text:style-name="P39" text:outline-level="1">AVALUACIÓ</text:h>
      <text:list xml:id="list736141498" text:style-name="L5">
        <text:list-item>
          <text:p text:style-name="P23"><text:span text:style-name="T10">El mínim per considerar l’activitat avaluable és</text:span> de <text:span text:style-name="T10">4 punts i la puntuació màxima és de 10.</text:span></text:p>
        </text:list-item>
        <text:list-item>
          <text:p text:style-name="P23">Si l'activitat no es lliura en el termini establert al moodle <text:span text:style-name="T10">o bé la puntuació no és de 4 com a mínim</text:span>, constarà com a <text:span text:style-name="T9">NP</text:span> (no present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svg:font-family="Times"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ato Light" svg:font-family="'Lato Light'" style:font-adornments="C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Open Sans" svg:font-family="'Open Sans'" style:font-adornments="Normal" style:font-family-generic="swiss" style:font-pitch="variable"/>
    <style:font-face style:name="Liberation Sans1" svg:font-family="'Liberation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Lucida Sans Unicode"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Lucida Sans Unicode"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 fo:font-family="Arial" style:font-family-generic="swiss" style:font-pitch="variable" fo:font-size="12pt" fo:font-style="normal" fo:font-weight="normal" officeooo:rsid="00a97ead" style:font-size-asian="12pt" style:font-style-asian="normal" style:font-weight-asian="norm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101cm" fo:margin-bottom="0.21cm" loext:contextual-spacing="false" fo:line-height="150%" fo:text-indent="0cm" style:auto-text-indent="false"/>
      <style:text-properties style:font-name="Open Sans" fo:font-family="'Open Sans'" style:font-style-name="Normal" style:font-family-generic="swiss" style:font-pitch="variable" fo:font-size="12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master-page-name="">
      <style:paragraph-properties style:page-number="auto" style:shadow="none" text:number-lines="false" text:line-number="0"/>
      <style:text-properties fo:font-variant="normal" fo:text-transform="none" fo:color="#000000" style:font-name="DejaVu Sans" fo:font-family="'DejaVu Sans'" style:font-family-generic="swiss" style:font-pitch="variable" fo:font-size="11pt" fo:letter-spacing="normal" fo:font-style="italic" fo:font-weight="normal" officeooo:rsid="005974bb" fo:background-color="transparent" style:font-size-asian="11pt" style:font-style-asian="italic" style:font-weight-asian="normal" style:font-size-complex="11pt" style:font-style-complex="italic" style:font-weight-complex="normal"/>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text-transform="uppercase" style:font-name="DejaVu Sans" fo:font-family="'DejaVu Sans'" style:font-family-generic="swiss" style:font-pitch="variable" fo:font-size="11pt" fo:font-style="normal" fo:font-weight="bold" style:font-size-asian="11pt" style:font-style-asian="normal" style:font-weight-asian="bold" style:font-size-complex="11pt" style:font-style-complex="normal" style:font-weight-complex="bold"/>
    </style:style>
    <style:style style:name="Enunciat" style:family="paragraph" style:parent-style-name="Text_20_body">
      <style:paragraph-properties style:shadow="none"/>
      <style:text-properties fo:color="#4700b8" style:font-size-asian="10.5pt"/>
    </style:style>
    <style:style style:name="Footnote"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74cm" fo:border-left="none" fo:border-right="none" fo:border-top="none" fo:border-bottom="0.06pt solid #000000" style:join-border="false"/>
      <style:text-properties style:font-name="arial" fo:font-family="arial" style:font-family-generic="swiss" fo:font-size="12pt" fo:font-weight="bold" style:font-size-asian="12pt" style:font-weight-asian="bold" style:font-size-complex="12pt" style:font-weight-complex="bold"/>
    </style:style>
    <style:style style:name="RA" style:family="paragraph" style:parent-style-name="Text_20_body" style:default-outline-level="" style:list-style-name="" style:master-page-name="">
      <style:paragraph-properties fo:margin-left="0cm" fo:margin-right="0cm" fo:margin-top="0.3cm" fo:margin-bottom="0.101cm" loext:contextual-spacing="false" fo:line-height="100%" fo:hyphenation-ladder-count="no-limit" fo:text-indent="0.4cm" style:auto-text-indent="false" style:page-number="auto" text:number-lines="true" text:line-number="1">
        <style:tab-stops/>
      </style:paragraph-properties>
      <style:text-properties style:font-size-asian="10.5pt" fo:hyphenate="false" fo:hyphenation-remain-char-count="2" fo:hyphenation-push-char-count="2"/>
    </style:style>
    <style:style style:name="RA_20_sub" style:display-name="RA sub" style:family="paragraph" style:parent-style-name="RA" style:default-outline-level="" style:master-page-name="">
      <style:paragraph-properties fo:margin-left="0cm" fo:margin-right="0cm" fo:margin-top="0cm" fo:margin-bottom="0.049cm" loext:contextual-spacing="false" fo:text-align="start" style:justify-single-word="false" fo:text-indent="0.4cm" style:auto-text-indent="false" style:page-number="auto" style:shadow="none">
        <style:tab-stops/>
      </style:paragraph-properties>
      <style:text-properties style:font-size-asian="10.5pt" style:text-scale="100%"/>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style:font-name="Lato Light" fo:font-family="'Lato Light'" style:font-style-name="Clar" style:font-pitch="variable" fo:font-size="10pt" fo:font-weight="250" style:font-size-asian="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_20_right" style:display-name="Header right" style:family="paragraph" style:parent-style-name="Standard" style:class="extra">
      <style:paragraph-properties text:number-lines="false" text:line-number="0">
        <style:tab-stops>
          <style:tab-stop style:position="8.55cm" style:type="center"/>
          <style:tab-stop style:position="17.1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5cm" style:type="center"/>
          <style:tab-stop style:position="17.101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Times" fo:font-family="Times" style:font-family-generic="roman" fo:font-size="13pt" fo:font-weight="bold" style:font-size-asian="11.3500003814697pt" style:font-weight-asian="bold"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Recursos">
      <text:list-level-style-number text:level="1" style:num-suffix=")" style:num-format="a">
        <style:list-level-properties text:list-level-position-and-space-mode="label-alignment">
          <style:list-level-label-alignment text:label-followed-by="listtab" text:list-tab-stop-position="0.7cm" fo:text-indent="-0.73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Continguts">
      <text:list-level-style-number text:level="1" text:style-name="Numbering_20_Symbols" style:num-prefix=" " style:num-suffix=" "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91cm" fo:text-indent="-1.141cm" fo:margin-left="0.89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z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4" style:family="table">
      <style:table-properties style:width="17.101cm" style:rel-width="100%" table:align="center" style:may-break-between-rows="false" style:writing-mode="lr-tb"/>
    </style:style>
    <style:style style:name="Taula4.A" style:family="table-column">
      <style:table-column-properties style:column-width="7.911cm" style:rel-column-width="4485*"/>
    </style:style>
    <style:style style:name="Taula4.B" style:family="table-column">
      <style:table-column-properties style:column-width="9.19cm" style:rel-column-width="5210*"/>
    </style:style>
    <style:style style:name="Taula4.1" style:family="table-row">
      <style:table-row-properties style:min-row-height="1.27cm" fo:keep-together="always"/>
    </style:style>
    <style:style style:name="Taula4.A1"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MP1" style:family="paragraph" style:parent-style-name="Header">
      <style:paragraph-properties fo:margin-left="1.3cm" fo:margin-right="0cm" fo:text-indent="0cm" style:auto-text-indent="false" text:number-lines="false" text:line-number="0">
        <style:tab-stops>
          <style:tab-stop style:position="8.751cm" style:type="center"/>
          <style:tab-stop style:position="17.501cm" style:type="right"/>
        </style:tab-stops>
      </style:paragraph-properties>
    </style:style>
    <style:style style:name="MP2" style:family="paragraph" style:parent-style-name="Header">
      <style:paragraph-properties fo:text-align="end" style:justify-single-word="false"/>
      <style:text-properties fo:font-weight="bold" officeooo:paragraph-rsid="0083d41d" style:font-weight-asian="bold" style:font-weight-complex="bold"/>
    </style:style>
    <style:style style:name="MP3" style:family="paragraph" style:parent-style-name="Standard" style:master-page-name="Standard">
      <style:paragraph-properties fo:text-align="end" style:justify-single-word="false" style:page-number="auto"/>
      <style:text-properties fo:font-size="10pt" fo:language="zxx" fo:country="none" officeooo:rsid="0083d41d" officeooo:paragraph-rsid="0083d41d" style:font-size-asian="10pt" style:language-asian="zxx" style:country-asian="none" style:font-size-complex="10pt"/>
    </style:style>
    <style:style style:name="MP4" style:family="paragraph" style:parent-style-name="Header">
      <style:text-properties fo:font-size="6pt" fo:font-weight="bold" style:font-size-asian="5.25pt" style:font-weight-asian="bold" style:font-size-complex="6pt" style:font-weight-complex="bold"/>
    </style:style>
    <style:style style:name="MT1" style:family="text">
      <style:text-properties officeooo:rsid="0083d41d"/>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01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699cm" fo:margin-left="0cm" fo:margin-right="0cm" fo:margin-bottom="0.499cm" fo:border="none" fo:padding="0cm" style:shadow="none" style:dynamic-spacing="false"/>
      </style:header-style>
      <style:footer-style>
        <style:header-footer-properties fo:min-height="0.6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able:table table:name="Taula4" table:style-name="Taula4">
          <table:table-column table:style-name="Taula4.A"/>
          <table:table-column table:style-name="Taula4.B"/>
          <table:table-row table:style-name="Taula4.1">
            <table:table-cell table:style-name="Taula4.A1" office:value-type="string">
              <text:p text:style-name="MP1">Generalitat de Catalunya</text:p>
              <text:p text:style-name="MP1"><draw:frame draw:style-name="Mfr1" draw:name="gràfics1" text:anchor-type="paragraph" svg:x="-0.123cm" svg:y="-0.406cm" svg:width="1.208cm" svg:height="1.184cm" draw:z-index="2"><draw:image xlink:href="Pictures/1000000000000064000000645C1DE6EE58C2029C.png" xlink:type="simple" xlink:show="embed" xlink:actuate="onLoad" loext:mime-type="image/png"/></draw:frame>Departament d’Educació</text:p>
              <text:p text:style-name="MP1">INS La<text:span text:style-name="MT1"> pineda</text:span></text:p>
            </table:table-cell>
            <table:table-cell table:style-name="Taula4.A1" office:value-type="string">
              <text:p text:style-name="MP2">CFGM <text:span text:style-name="MT1">2S</text:span>MX – DEPARTAMENT</text:p>
              <text:p text:style-name="MP2">D’INFORMÀTICA</text:p>
              <text:p text:style-name="MP3"/>
            </table:table-cell>
          </table:table-row>
        </table:table>
        <text:p text:style-name="MP4"/>
      </style:header>
      <style:footer>
        <text:p text:style-name="Footnote"><text:tab/><text:page-number text:select-page="current">3</text:page-number> de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xuser </meta:initial-creator>
    <meta:creation-date>2011-09-10T16:27:16</meta:creation-date>
    <dc:date>2019-03-08T17:56:20.886981464</dc:date>
    <meta:editing-duration>PT16H1M55S</meta:editing-duration>
    <meta:editing-cycles>271</meta:editing-cycles>
    <meta:generator>LibreOffice/6.2.1.2$Linux_X86_64 LibreOffice_project/fa33febaab1da9290dbe6ea4e22bb3a13e549cc4</meta:generator>
    <meta:document-statistic meta:table-count="2" meta:image-count="1" meta:object-count="0" meta:page-count="3" meta:paragraph-count="85" meta:word-count="800" meta:character-count="4914" meta:non-whitespace-character-count="4198"/>
  </office:meta>
</office:document-meta>
</file>